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weight="bold" officeooo:rsid="001ebd15" officeooo:paragraph-rsid="001ebd15" style:font-weight-asian="bold" style:font-weight-complex="bold"/>
    </style:style>
    <style:style style:name="P2" style:family="paragraph" style:parent-style-name="Standard">
      <style:text-properties style:font-name="Arial" officeooo:rsid="001ebd15" officeooo:paragraph-rsid="001ebd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key]</text:p>
      <text:p text:style-name="P2"/>
      <text:p text:style-name="P2">Vision</text:p>
      <text:p text:style-name="P2">A bold IT organization commited to providing inspiring venues for Python enthusiasts to learn, collaborate and share knowledge.</text:p>
      <text:p text:style-name="P2"/>
      <text:p text:style-name="P2">Mission</text:p>
      <text:p text:style-name="P2">Python.PH, Inc. is an organization dedicated at developing the potential of Python programmers in the Phillipines. Our mission is to foster a diverse culture of local Pythonistas which could make a huge, lasting impact in society. Our goal is to make small dents of improvement for the Philippine IT industry and maintaining our sense of humor. We motivate and encourage local Python enthusiasts to follow their dreams and to pursue lofty goals for their programming career.</text:p>
      <text:p text:style-name="P2"/>
      <text:p text:style-name="P2">----</text:p>
      <text:p text:style-name="P1"/>
      <text:p text:style-name="P1">[Matt]</text:p>
      <text:p text:style-name="P2"/>
      <text:p text:style-name="P2">Vision</text:p>
      <text:p text:style-name="P2">To become an IT organization committed in culminating a culture of creativity, collaboration, and continuous learning for Python enthusiasts.</text:p>
      <text:p text:style-name="P2"/>
      <text:p text:style-name="P2">Mission</text:p>
      <text:p text:style-name="P2">Create a positive change in the Philippine IT industry by helping local Pythonistas realize their full potential.</text:p>
      <text:p text:style-name="P2"/>
      <text:p text:style-name="P2">----</text:p>
      <text:p text:style-name="P2"/>
      <text:p text:style-name="P1">[Sony]</text:p>
      <text:p text:style-name="P2"/>
      <text:p text:style-name="P2">My suggestion for our mission:</text:p>
      <text:p text:style-name="P2"/>
      <text:p text:style-name="P2">&gt; The mission of the Philippine Python is to advance the Filipino Python programming community ecosystem forward.</text:p>
      <text:p text:style-name="P2"/>
      <text:p text:style-name="P2">(import from http://jessenoller.com/blog/2011/04/17/explaining-the-python-software-foundation-psf-part-1)</text:p>
      <text:p text:style-name="P2"/>
      <text:p text:style-name="P2">In case we can't use the above (because its not up on the mothership yet and I don't want us to be accused of stealing from a PSF board member (but hey, we can email him and ask for permission if needed)), here is another suggestion for our mission:</text:p>
      <text:p text:style-name="P2"/>
      <text:p text:style-name="P2">&gt; The mission of the Python Software Foundation is to promote, protect, and advance the Python programming language and its ecosystem, and to support and facilitate the growth of a diverse Filipino community of Python programmers.</text:p>
      <text:p text:style-name="P2"/>
      <text:p text:style-name="P2">p.s., the above is import PSF with some modifications. Naturally, we need to expand this to a longer version of mission.</text:p>
      <text:p text:style-name="P2"/>
      <text:p text:style-name="P2"><text:soft-page-break/>and my suggestion for our vision:</text:p>
      <text:p text:style-name="P2"/>
      <text:p text:style-name="P2">&gt; We want to improve the Filipino software industry and the Philippines Python Users Group believe that through our events, seminars, outreach programs, and Pythonistic approach, we can make the Filipino software industry a strategic advantage for the Philippines and its people.</text:p>
      <text:p text:style-name="P2"/>
      <text:p text:style-name="P2">I am having trouble thinking of an adjective that describe our humor, pragmatism, and craziness into one word. :p</text:p>
      <text:p text:style-name="P2"/>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aela Reyes</meta:initial-creator>
    <meta:creation-date>2013-07-21T14:34:23</meta:creation-date>
    <dc:date>2013-07-21T15:03:18</dc:date>
    <dc:creator>Micaela Reyes</dc:creator>
    <meta:editing-duration>P0D</meta:editing-duration>
    <meta:editing-cycles>4</meta:editing-cycles>
    <meta:generator>LibreOffice/4.0.2.2$Linux_X86_64 LibreOffice_project/400m0$Build-2</meta:generator>
    <meta:document-statistic meta:table-count="0" meta:image-count="0" meta:object-count="0" meta:page-count="2" meta:paragraph-count="23" meta:word-count="338" meta:character-count="2185" meta:non-whitespace-character-count="1870"/>
  </office:meta>
</office:document-meta>
</file>